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2000000E3323BCD3DD655FB71.png" manifest:media-type="image/png"/>
  <manifest:file-entry manifest:full-path="Pictures/1000000100000418000001950C426AB2BF78DA23.png" manifest:media-type="image/png"/>
  <manifest:file-entry manifest:full-path="Pictures/10000001000001B000000097944DB471A6859061.png" manifest:media-type="image/png"/>
  <manifest:file-entry manifest:full-path="Pictures/10000001000003B3000002AB3F5C5E0168788E69.png" manifest:media-type="image/png"/>
  <manifest:file-entry manifest:full-path="Pictures/1000000100000392000003D136F2E2D2DFBA9138.png" manifest:media-type="image/png"/>
  <manifest:file-entry manifest:full-path="Pictures/10000001000006620000020C564517D4D2CCD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01" officeooo:paragraph-rsid="001ff001"/>
    </style:style>
    <style:style style:name="P2" style:family="paragraph" style:parent-style-name="Standard">
      <style:text-properties fo:font-size="26pt" officeooo:rsid="001ff001" officeooo:paragraph-rsid="001ff001" style:font-size-asian="26pt" style:font-size-complex="26pt"/>
    </style:style>
    <style:style style:name="P3" style:family="paragraph" style:parent-style-name="Standard">
      <style:text-properties fo:font-size="22pt" officeooo:rsid="001ff001" officeooo:paragraph-rsid="001ff001" style:font-size-asian="22pt" style:font-size-complex="22pt"/>
    </style:style>
    <style:style style:name="P4" style:family="paragraph" style:parent-style-name="Standard">
      <style:text-properties fo:font-size="22pt" officeooo:rsid="0022a846" officeooo:paragraph-rsid="0022a846" style:font-size-asian="22pt" style:font-size-complex="22pt"/>
    </style:style>
    <style:style style:name="P5" style:family="paragraph" style:parent-style-name="Standard">
      <style:text-properties fo:font-size="22pt" officeooo:rsid="0025a84c" officeooo:paragraph-rsid="0025a84c" style:font-size-asian="22pt" style:font-size-complex="22pt"/>
    </style:style>
    <style:style style:name="T1" style:family="text">
      <style:text-properties officeooo:rsid="0020f332"/>
    </style:style>
    <style:style style:name="T2" style:family="text">
      <style:text-properties officeooo:rsid="0022a84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2">)</text:span></text:p>
      <text:p text:style-name="P1"><draw:frame draw:style-name="fr2" draw:name="Image1" text:anchor-type="char" svg:x="0in" svg:y="0.0602in" svg:width="6.9252in" svg:height="2.2201in" draw:z-index="0"><draw:image xlink:href="Pictures/10000001000006620000020C564517D4D2CCD413.png" xlink:type="simple" xlink:show="embed" xlink:actuate="onLoad" draw:mime-type="image/png"/></draw:frame></text:p>
      <text:p text:style-name="P1"/>
      <text:p text:style-name="P1"/>
      <text:p text:style-name="P3">2) <text:s/><text:span text:style-name="T1">It is already indented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3)</text:p>
      <text:p text:style-name="P4"/>
      <text:p text:style-name="P4"/>
      <text:p text:style-name="P4"><draw:frame draw:style-name="fr3" draw:name="Image3" text:anchor-type="char" svg:width="6.9252in" svg:height="7.402in" draw:z-index="2"><draw:image xlink:href="Pictures/1000000100000392000003D136F2E2D2DFBA9138.png" xlink:type="simple" xlink:show="embed" xlink:actuate="onLoad" draw:mime-type="image/png"/></draw:frame></text:p>
      <text:p text:style-name="P4"><text:soft-page-break/>4)</text:p>
      <text:p text:style-name="P4"/>
      <text:p text:style-name="P4"><draw:frame draw:style-name="fr3" draw:name="Image2" text:anchor-type="char" svg:width="6.9252in" svg:height="4.9945in" draw:z-index="1"><draw:image xlink:href="Pictures/10000001000003B3000002AB3F5C5E0168788E69.png" xlink:type="simple" xlink:show="embed" xlink:actuate="onLoad" draw:mime-type="image/png"/></draw:frame><draw:frame draw:style-name="fr2" draw:name="Image4" text:anchor-type="char" svg:x="0.5528in" svg:y="2.8472in" svg:width="4.5in" svg:height="1.5728in" draw:z-index="3"><draw:image xlink:href="Pictures/10000001000001B000000097944DB471A6859061.png" xlink:type="simple" xlink:show="embed" xlink:actuate="onLoad" draw:mime-type="image/png"/></draw:frame></text:p>
      <text:p text:style-name="P4"/>
      <text:p text:style-name="P5"><draw:frame draw:style-name="fr2" draw:name="Image5" text:anchor-type="char" svg:x="0.0693in" svg:y="0.8146in" svg:width="6.9252in" svg:height="2.6756in" draw:z-index="4"><draw:image xlink:href="Pictures/1000000100000418000001950C426AB2BF78DA23.png" xlink:type="simple" xlink:show="embed" xlink:actuate="onLoad" draw:mime-type="image/png"/></draw:frame>5)</text:p>
      <text:p text:style-name="P5"/>
      <text:p text:style-name="P5"><draw:frame draw:style-name="fr1" draw:name="Image6" text:anchor-type="char" svg:width="5.5209in" svg:height="2.3646in" draw:z-index="5"><draw:image xlink:href="Pictures/1000000100000212000000E3323BCD3DD655FB7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0:39:38.401116080</meta:creation-date>
    <dc:date>2025-09-19T11:28:19.319799728</dc:date>
    <meta:editing-duration>PT28M39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4" meta:paragraph-count="5" meta:word-count="9" meta:character-count="34" meta:non-whitespace-character-count="29"/>
  </office:meta>
</office:document-meta>
</file>